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ora" svg:font-family="Lor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84bd" officeooo:paragraph-rsid="000184bd"/>
    </style:style>
    <style:style style:name="P2" style:family="paragraph" style:parent-style-name="Standard" style:list-style-name="L1">
      <style:text-properties officeooo:rsid="000184bd" officeooo:paragraph-rsid="000184bd"/>
    </style:style>
    <style:style style:name="P3" style:family="paragraph" style:parent-style-name="Standard">
      <style:text-properties fo:color="#c9211e" fo:font-size="16pt" officeooo:rsid="000184bd" officeooo:paragraph-rsid="000184bd" style:font-size-asian="16pt" style:font-size-complex="16pt"/>
    </style:style>
    <style:style style:name="P4" style:family="paragraph" style:parent-style-name="Standard">
      <style:text-properties fo:font-weight="bold" officeooo:rsid="00034944" officeooo:paragraph-rsid="00034944" style:font-weight-asian="bold" style:font-weight-complex="bold"/>
    </style:style>
    <style:style style:name="P5" style:family="paragraph" style:parent-style-name="Standard">
      <style:text-properties fo:font-weight="bold" officeooo:rsid="00034d8f" officeooo:paragraph-rsid="00034d8f" style:font-weight-asian="bold" style:font-weight-complex="bold"/>
    </style:style>
    <style:style style:name="P6" style:family="paragraph" style:parent-style-name="Standard">
      <style:text-properties fo:font-weight="bold" officeooo:rsid="00034d8f" officeooo:paragraph-rsid="0004a17e" style:font-weight-asian="bold" style:font-weight-complex="bold"/>
    </style:style>
    <style:style style:name="P7" style:family="paragraph" style:parent-style-name="Standard">
      <style:text-properties fo:font-weight="bold" officeooo:rsid="0006740d" officeooo:paragraph-rsid="0006740d" style:font-weight-asian="bold" style:font-weight-complex="bold"/>
    </style:style>
    <style:style style:name="P8" style:family="paragraph" style:parent-style-name="Standard">
      <style:text-properties fo:font-weight="bold" officeooo:paragraph-rsid="00068456"/>
    </style:style>
    <style:style style:name="T1" style:family="text">
      <style:text-properties fo:font-weight="normal" style:font-weight-asian="normal" style:font-weight-complex="normal"/>
    </style:style>
    <style:style style:name="T2" style:family="text">
      <style:text-properties fo:font-weight="normal" officeooo:rsid="00034d8f" style:font-weight-asian="normal" style:font-weight-complex="normal"/>
    </style:style>
    <style:style style:name="T3" style:family="text">
      <style:text-properties fo:font-weight="normal" officeooo:rsid="000465ed" style:font-weight-asian="normal" style:font-weight-complex="normal"/>
    </style:style>
    <style:style style:name="T4" style:family="text">
      <style:text-properties fo:font-weight="normal" officeooo:rsid="0004a17e" style:font-weight-asian="normal" style:font-weight-complex="normal"/>
    </style:style>
    <style:style style:name="T5" style:family="text">
      <style:text-properties fo:font-weight="normal" officeooo:rsid="0006740d" style:font-weight-asian="normal" style:font-weight-complex="normal"/>
    </style:style>
    <style:style style:name="T6" style:family="text">
      <style:text-properties fo:font-weight="normal" officeooo:rsid="00068456" style:font-weight-asian="normal" style:font-weight-complex="normal"/>
    </style:style>
    <style:style style:name="T7" style:family="text">
      <style:text-properties fo:font-weight="normal" officeooo:rsid="000a8bac" style:font-weight-asian="normal" style:font-weight-complex="normal"/>
    </style:style>
    <style:style style:name="T8" style:family="text">
      <style:text-properties fo:font-weight="normal" officeooo:rsid="000af8d0" style:font-weight-asian="normal" style:font-weight-complex="normal"/>
    </style:style>
    <style:style style:name="T9" style:family="text">
      <style:text-properties fo:font-weight="normal" officeooo:rsid="000b07c2" style:font-weight-asian="normal" style:font-weight-complex="normal"/>
    </style:style>
    <style:style style:name="T10" style:family="text">
      <style:text-properties officeooo:rsid="0006740d"/>
    </style:style>
    <style:style style:name="T11" style:family="text">
      <style:text-properties fo:font-variant="normal" fo:text-transform="none" fo:color="#121416" style:font-name="Lora" fo:font-size="13.5pt" fo:letter-spacing="normal" fo:font-style="normal" fo:font-weight="normal" style:font-weight-asian="normal" style:font-weight-complex="normal"/>
    </style:style>
    <style:style style:name="T12" style:family="text">
      <style:text-properties fo:font-variant="normal" fo:text-transform="none" fo:color="#121416" style:font-name="Lora" fo:font-size="13.5pt" fo:letter-spacing="normal" fo:font-style="normal" fo:font-weight="normal" officeooo:rsid="000b07c2" style:font-weight-asian="normal" style:font-weight-complex="normal"/>
    </style:style>
    <style:style style:name="T13" style:family="text">
      <style:text-properties officeooo:rsid="00068456"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Ödev 5</text:p>
      <text:p text:style-name="P1"/>
      <text:p text:style-name="P1">Spring 6 tip scope içerir.</text:p>
      <text:list xml:id="list2164402850" text:style-name="L1">
        <text:list-item>
          <text:p text:style-name="P2">Singleton</text:p>
        </text:list-item>
        <text:list-item>
          <text:p text:style-name="P2">Protoype</text:p>
        </text:list-item>
        <text:list-item>
          <text:p text:style-name="P2">Request</text:p>
        </text:list-item>
        <text:list-item>
          <text:p text:style-name="P2">Session</text:p>
        </text:list-item>
        <text:list-item>
          <text:p text:style-name="P2">Application</text:p>
        </text:list-item>
        <text:list-item>
          <text:p text:style-name="P2">Websocket</text:p>
        </text:list-item>
      </text:list>
      <text:p text:style-name="P1"/>
      <text:p text:style-name="P4">Singleton <text:span text:style-name="T1">scope kullanılarak bean oluşturulduğunda container </text:span><text:span text:style-name="T2">sadece bir obje yaratır. Bean’e yapılan bütün requestler aynı objenin dönmesi ile sonuçlanacaktır.</text:span></text:p>
      <text:p text:style-name="P4"><text:span text:style-name="T2"/></text:p>
      <text:p text:style-name="P5">Prototype <text:span text:style-name="T1">scope kullanılarak oluşturulan bean container’a gönderilen her requestte farklı bir obje döndürür.</text:span></text:p>
      <text:p text:style-name="P5"><text:span text:style-name="T1"/></text:p>
      <text:p text:style-name="P6">Request <text:span text:style-name="T3">scope’ta container her bir HTTP request için bir tane obje oluşturur. </text:span><text:span text:style-name="T4">Örneğin aynı anda bir çok HTTP request olduğunu varsayalım. Bu durumda her bir request için bir obje bulunur ve bunlardan birine yapılan bir değişiklik diğerlerine yansımaz. Request tamamlandığında obje ortadan kaldırılır. Bundan dolayı autowired olmaz.</text:span></text:p>
      <text:p text:style-name="P6"><text:span text:style-name="T4"/></text:p>
      <text:p text:style-name="P6"><text:span text:style-name="T4"/></text:p>
      <text:p text:style-name="P6"><text:span text:style-name="T3"><text:s/></text:span><text:span text:style-name="T10">Session</text:span><text:span text:style-name="T5"> scope’ta container her HTTP sesiion için bir tane obje yaratır. Server 20 tane aktif session içerdiğini düşünelim. Bu durumda container 20 tane obje içerir ve bu objeler session var olduğu sürece yaşayacaklar. Session ortadan kalktığında ise obje de ortadan kaldırılacak. Obje sürekli var olmadığından autowired olmaz.</text:span></text:p>
      <text:p text:style-name="P6"><text:span text:style-name="T5"/></text:p>
      <text:p text:style-name="P7">Application <text:span text:style-name="T6">scope’ta </text:span><text:span text:style-name="T7">cotainer, web uygulaması runtime için bir obje oluşturur. Singleton’dan farkı ise <text:s/></text:span><text:span text:style-name="T8">bir uygulama için birden fazla application context bulunmasıdır ve bean oluşumunun WebApplicationContext’te gerçekleşmesidir. Uygulama bittiğinde ortadan kaldırılacağından autowired olmaz.</text:span></text:p>
      <text:p text:style-name="P7"><text:span text:style-name="T6"/></text:p>
      <text:p text:style-name="P7"><text:span text:style-name="T6"/></text:p>
      <text:p text:style-name="P7"><text:span text:style-name="T6"/></text:p>
      <text:p text:style-name="P8"><text:span text:style-name="T13">Websocket</text:span><text:span text:style-name="T6"> scope’ta </text:span><text:span text:style-name="T9">beanler singleton scope tipindedirler. Her WebSession için bir tane bulunur. WebSession sona erdğinde obje de oratdan kalkar. Bundan dolayı atowired olmaz.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ora" svg:font-family="Lor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7T14:46:05.802610254</meta:creation-date>
    <dc:date>2022-07-07T17:57:48.797739687</dc:date>
    <meta:editing-duration>PT40M27S</meta:editing-duration>
    <meta:editing-cycles>6</meta:editing-cycles>
    <meta:generator>LibreOffice/6.4.7.2$Linux_X86_64 LibreOffice_project/40$Build-2</meta:generator>
    <meta:document-statistic meta:table-count="0" meta:image-count="0" meta:object-count="0" meta:page-count="1" meta:paragraph-count="14" meta:word-count="200" meta:character-count="1492" meta:non-whitespace-character-count="1309"/>
  </office:meta>
</office:document-meta>
</file>